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0228in"/>
    </style:style>
    <style:style style:name="co3" style:family="table-column">
      <style:table-column-properties fo:break-before="auto" style:column-width="0.8972in"/>
    </style:style>
    <style:style style:name="co4" style:family="table-column">
      <style:table-column-properties fo:break-before="auto" style:column-width="0.9846in"/>
    </style:style>
    <style:style style:name="co5" style:family="table-column">
      <style:table-column-properties fo:break-before="auto" style:column-width="0.7228in"/>
    </style:style>
    <style:style style:name="co6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4.5465in"/>
    </style:style>
    <style:style style:name="co9" style:family="table-column">
      <style:table-column-properties fo:break-before="auto" style:column-width="2.06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45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Online Course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Title</text:p>
          </table:table-cell>
          <table:table-cell table:style-name="ce1" office:value-type="string">
            <text:p>Bundl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te Started</text:p>
          </table:table-cell>
          <table:table-cell table:style-name="ce1" office:value-type="string">
            <text:p>Date Ended</text:p>
          </table:table-cell>
          <table:table-cell table:style-name="ce1" office:value-type="string">
            <text:p>Significance</text:p>
          </table:table-cell>
          <table:table-cell table:style-name="ce1" office:value-type="string">
            <text:p>Location</text:p>
          </table:table-cell>
        </table:table-row>
        <table:table-row table:style-name="ro2">
          <table:table-cell table:style-name="ce2" office:value-type="string" table:number-columns-spanned="7" table:number-rows-spanned="1">
            <text:p>Favorites</text:p>
          </table:table-cell>
          <table:covered-table-cell table:number-columns-repeated="3" table:style-name="ce2"/>
          <table:covered-table-cell table:number-columns-repeated="3"/>
        </table:table-row>
        <table:table-row table:style-name="ro2">
          <table:table-cell table:style-name="ce2" office:value-type="string" table:number-columns-spanned="7" table:number-rows-spanned="1">
            <text:p>Queue</text:p>
          </table:table-cell>
          <table:covered-table-cell table:number-columns-repeated="3" table:style-name="ce2"/>
          <table:covered-table-cell table:number-columns-repeated="3"/>
        </table:table-row>
        <table:table-row table:style-name="ro3">
          <table:table-cell office:value-type="string">
            <text:p>Beginner API development in Node, Express, ES6, &amp; MongoDB</text:p>
          </table:table-cell>
          <table:table-cell table:formula="of:=HYPERLINK(&quot;https://academyhacker.com/courses/enrolled/199948&quot;)" office:value-type="string" office:string-value="https://academyhacker.com/courses/enrolled/199948">
            <text:p>https://academyhacker.com/courses/enrolled/199948</text:p>
          </table:table-cell>
          <table:table-cell table:number-columns-repeated="5"/>
        </table:table-row>
        <table:table-row table:style-name="ro1">
          <table:table-cell office:value-type="string">
            <text:p>Unity Game Development Academy Course</text:p>
          </table:table-cell>
          <table:table-cell table:formula="of:=HYPERLINK(&quot;https://academyhacker.com/courses/enrolled/199949&quot;)" office:value-type="string" office:string-value="https://academyhacker.com/courses/enrolled/199949">
            <text:p>https://academyhacker.com/courses/enrolled/199949</text:p>
          </table:table-cell>
          <table:table-cell table:number-columns-repeated="5"/>
        </table:table-row>
        <table:table-row table:style-name="ro1">
          <table:table-cell office:value-type="string">
            <text:p>Learn to make 2D and 3D games in Unity</text:p>
          </table:table-cell>
          <table:table-cell table:formula="of:=HYPERLINK(&quot;https://academyhacker.com/courses/enrolled/199950&quot;)" office:value-type="string" office:string-value="https://academyhacker.com/courses/enrolled/199950">
            <text:p>https://academyhacker.com/courses/enrolled/199950</text:p>
          </table:table-cell>
          <table:table-cell table:number-columns-repeated="5"/>
        </table:table-row>
        <table:table-row table:style-name="ro1">
          <table:table-cell office:value-type="string">
            <text:p>Mastering Mobile App Design With Sketch 3</text:p>
          </table:table-cell>
          <table:table-cell table:formula="of:=HYPERLINK(&quot;https://academyhacker.com/courses/enrolled/199951&quot;)" office:value-type="string" office:string-value="https://academyhacker.com/courses/enrolled/199951">
            <text:p>https://academyhacker.com/courses/enrolled/199951</text:p>
          </table:table-cell>
          <table:table-cell table:number-columns-repeated="5"/>
        </table:table-row>
        <table:table-row table:style-name="ro1">
          <table:table-cell office:value-type="string">
            <text:p>Build and model a Super MARLO runner clone in Unity3D</text:p>
          </table:table-cell>
          <table:table-cell table:formula="of:=HYPERLINK(&quot;https://academyhacker.com/courses/enrolled/199952&quot;)" office:value-type="string" office:string-value="https://academyhacker.com/courses/enrolled/199952">
            <text:p>https://academyhacker.com/courses/enrolled/199952</text:p>
          </table:table-cell>
          <table:table-cell table:number-columns-repeated="5"/>
        </table:table-row>
        <table:table-row table:style-name="ro1">
          <table:table-cell office:value-type="string">
            <text:p>Mobile Product Design: From Napkin to Launch</text:p>
          </table:table-cell>
          <table:table-cell table:formula="of:=HYPERLINK(&quot;https://academyhacker.com/courses/enrolled/199953&quot;)" office:value-type="string" office:string-value="https://academyhacker.com/courses/enrolled/199953">
            <text:p>https://academyhacker.com/courses/enrolled/199953</text:p>
          </table:table-cell>
          <table:table-cell table:number-columns-repeated="5"/>
        </table:table-row>
        <table:table-row table:style-name="ro1">
          <table:table-cell office:value-type="string">
            <text:p>Mixing Audio for Animation in Audacity</text:p>
          </table:table-cell>
          <table:table-cell table:formula="of:=HYPERLINK(&quot;https://academyhacker.com/courses/enrolled/199954&quot;)" office:value-type="string" office:string-value="https://academyhacker.com/courses/enrolled/199954">
            <text:p>https://academyhacker.com/courses/enrolled/199954</text:p>
          </table:table-cell>
          <table:table-cell table:number-columns-repeated="5"/>
        </table:table-row>
        <table:table-row table:style-name="ro3">
          <table:table-cell office:value-type="string">
            <text:p>Build "The Legend of Zenda" Game in Unity3D and Blender</text:p>
          </table:table-cell>
          <table:table-cell table:formula="of:=HYPERLINK(&quot;https://academyhacker.com/courses/enrolled/199955&quot;)" office:value-type="string" office:string-value="https://academyhacker.com/courses/enrolled/199955">
            <text:p>https://academyhacker.com/courses/enrolled/199955</text:p>
          </table:table-cell>
          <table:table-cell table:number-columns-repeated="5"/>
        </table:table-row>
        <table:table-row table:style-name="ro1">
          <table:table-cell office:value-type="string">
            <text:p>Make a Ninja Survival game for mobile in Unity and Blender</text:p>
          </table:table-cell>
          <table:table-cell table:formula="of:=HYPERLINK(&quot;https://academyhacker.com/courses/enrolled/199956&quot;)" office:value-type="string" office:string-value="https://academyhacker.com/courses/enrolled/199956">
            <text:p>https://academyhacker.com/courses/enrolled/199956</text:p>
          </table:table-cell>
          <table:table-cell table:number-columns-repeated="5"/>
        </table:table-row>
        <table:table-row table:style-name="ro3">
          <table:table-cell office:value-type="string">
            <text:p>Create Animated Series for YouTubers in CrazyTalk Animator 3.1</text:p>
          </table:table-cell>
          <table:table-cell table:formula="of:=HYPERLINK(&quot;https://academyhacker.com/courses/enrolled/199957&quot;)" office:value-type="string" office:string-value="https://academyhacker.com/courses/enrolled/199957">
            <text:p>https://academyhacker.com/courses/enrolled/199957</text:p>
          </table:table-cell>
          <table:table-cell table:number-columns-repeated="5"/>
        </table:table-row>
        <table:table-row table:style-name="ro1">
          <table:table-cell office:value-type="string">
            <text:p>Make a Portals clone in Unity3D and Blender from scratch</text:p>
          </table:table-cell>
          <table:table-cell table:formula="of:=HYPERLINK(&quot;https://academyhacker.com/courses/enrolled/199958&quot;)" office:value-type="string" office:string-value="https://academyhacker.com/courses/enrolled/199958">
            <text:p>https://academyhacker.com/courses/enrolled/199958</text:p>
          </table:table-cell>
          <table:table-cell table:number-columns-repeated="5"/>
        </table:table-row>
        <table:table-row table:style-name="ro1">
          <table:table-cell office:value-type="string">
            <text:p>2D Animation in Moho from Basic to Advanced</text:p>
          </table:table-cell>
          <table:table-cell table:formula="of:=HYPERLINK(&quot;https://academyhacker.com/courses/enrolled/199959&quot;)" office:value-type="string" office:string-value="https://academyhacker.com/courses/enrolled/199959">
            <text:p>https://academyhacker.com/courses/enrolled/199959</text:p>
          </table:table-cell>
          <table:table-cell table:number-columns-repeated="5"/>
        </table:table-row>
        <table:table-row table:style-name="ro1">
          <table:table-cell office:value-type="string">
            <text:p>Writing a Script for Animation in Adobe Story</text:p>
          </table:table-cell>
          <table:table-cell table:formula="of:=HYPERLINK(&quot;https://academyhacker.com/courses/enrolled/199960&quot;)" office:value-type="string" office:string-value="https://academyhacker.com/courses/enrolled/199960">
            <text:p>https://academyhacker.com/courses/enrolled/199960</text:p>
          </table:table-cell>
          <table:table-cell table:number-columns-repeated="5"/>
        </table:table-row>
        <table:table-row table:style-name="ro1">
          <table:table-cell office:value-type="string">
            <text:p>Backgrounds and Assets for Animation with No Drawing Skills</text:p>
          </table:table-cell>
          <table:table-cell table:formula="of:=HYPERLINK(&quot;https://academyhacker.com/courses/enrolled/199961&quot;)" office:value-type="string" office:string-value="https://academyhacker.com/courses/enrolled/199961">
            <text:p>https://academyhacker.com/courses/enrolled/199961</text:p>
          </table:table-cell>
          <table:table-cell table:number-columns-repeated="5"/>
        </table:table-row>
        <table:table-row table:style-name="ro1">
          <table:table-cell office:value-type="string">
            <text:p>Sketching for Animators Who Can’t Draw</text:p>
          </table:table-cell>
          <table:table-cell table:formula="of:=HYPERLINK(&quot;https://academyhacker.com/courses/enrolled/199962&quot;)" office:value-type="string" office:string-value="https://academyhacker.com/courses/enrolled/199962">
            <text:p>https://academyhacker.com/courses/enrolled/199962</text:p>
          </table:table-cell>
          <table:table-cell table:number-columns-repeated="5"/>
        </table:table-row>
        <table:table-row table:style-name="ro3">
          <table:table-cell office:value-type="string">
            <text:p>Unity 5 Environment Design with Voxel Art Course</text:p>
          </table:table-cell>
          <table:table-cell table:formula="of:=HYPERLINK(&quot;https://academyhacker.com/courses/enrolled/199963&quot;)" office:value-type="string" office:string-value="https://academyhacker.com/courses/enrolled/199963">
            <text:p>https://academyhacker.com/courses/enrolled/199963</text:p>
          </table:table-cell>
          <table:table-cell table:number-columns-repeated="5"/>
        </table:table-row>
        <table:table-row table:style-name="ro1">
          <table:table-cell office:value-type="string">
            <text:p>Adobe Illustrator Essentials for Character Design</text:p>
          </table:table-cell>
          <table:table-cell table:formula="of:=HYPERLINK(&quot;https://academyhacker.com/courses/enrolled/199964&quot;)" office:value-type="string" office:string-value="https://academyhacker.com/courses/enrolled/199964">
            <text:p>https://academyhacker.com/courses/enrolled/199964</text:p>
          </table:table-cell>
          <table:table-cell table:number-columns-repeated="5"/>
        </table:table-row>
        <table:table-row table:style-name="ro1">
          <table:table-cell office:value-type="string">
            <text:p>Character Design For Animation in Illustrator</text:p>
          </table:table-cell>
          <table:table-cell table:formula="of:=HYPERLINK(&quot;https://academyhacker.com/courses/enrolled/199965&quot;)" office:value-type="string" office:string-value="https://academyhacker.com/courses/enrolled/199965">
            <text:p>https://academyhacker.com/courses/enrolled/199965</text:p>
          </table:table-cell>
          <table:table-cell table:number-columns-repeated="5"/>
        </table:table-row>
        <table:table-row table:style-name="ro1">
          <table:table-cell office:value-type="string">
            <text:p>Rigging a Character in After Effects</text:p>
          </table:table-cell>
          <table:table-cell table:formula="of:=HYPERLINK(&quot;https://academyhacker.com/courses/enrolled/199966&quot;)" office:value-type="string" office:string-value="https://academyhacker.com/courses/enrolled/199966">
            <text:p>https://academyhacker.com/courses/enrolled/199966</text:p>
          </table:table-cell>
          <table:table-cell table:number-columns-repeated="5"/>
        </table:table-row>
        <table:table-row table:style-name="ro1">
          <table:table-cell office:value-type="string">
            <text:p>Body Language in Character Animation</text:p>
          </table:table-cell>
          <table:table-cell table:formula="of:=HYPERLINK(&quot;https://academyhacker.com/courses/enrolled/199967&quot;)" office:value-type="string" office:string-value="https://academyhacker.com/courses/enrolled/199967">
            <text:p>https://academyhacker.com/courses/enrolled/199967</text:p>
          </table:table-cell>
          <table:table-cell table:number-columns-repeated="5"/>
        </table:table-row>
        <table:table-row table:style-name="ro1">
          <table:table-cell office:value-type="string">
            <text:p>Save Time in Character Animation in After Effects</text:p>
          </table:table-cell>
          <table:table-cell table:formula="of:=HYPERLINK(&quot;https://academyhacker.com/courses/enrolled/199968&quot;)" office:value-type="string" office:string-value="https://academyhacker.com/courses/enrolled/199968">
            <text:p>https://academyhacker.com/courses/enrolled/199968</text:p>
          </table:table-cell>
          <table:table-cell table:number-columns-repeated="5"/>
        </table:table-row>
        <table:table-row table:style-name="ro1">
          <table:table-cell office:value-type="string">
            <text:p>2D Animation With No Drawing Skills in After Effects</text:p>
          </table:table-cell>
          <table:table-cell table:formula="of:=HYPERLINK(&quot;https://academyhacker.com/courses/enrolled/199969&quot;)" office:value-type="string" office:string-value="https://academyhacker.com/courses/enrolled/199969">
            <text:p>https://academyhacker.com/courses/enrolled/199969</text:p>
          </table:table-cell>
          <table:table-cell table:number-columns-repeated="5"/>
        </table:table-row>
        <table:table-row table:style-name="ro1">
          <table:table-cell office:value-type="string">
            <text:p>3D Game Modeling &amp; Animation With Blender</text:p>
          </table:table-cell>
          <table:table-cell table:formula="of:=HYPERLINK(&quot;https://academyhacker.com/courses/enrolled/199970&quot;)" office:value-type="string" office:string-value="https://academyhacker.com/courses/enrolled/199970">
            <text:p>https://academyhacker.com/courses/enrolled/199970</text:p>
          </table:table-cell>
          <table:table-cell table:number-columns-repeated="5"/>
        </table:table-row>
        <table:table-row table:style-name="ro1">
          <table:table-cell office:value-type="string">
            <text:p>Direct and Produce Animation</text:p>
          </table:table-cell>
          <table:table-cell table:formula="of:=HYPERLINK(&quot;https://academyhacker.com/courses/enrolled/199971&quot;)" office:value-type="string" office:string-value="https://academyhacker.com/courses/enrolled/199971">
            <text:p>https://academyhacker.com/courses/enrolled/199971</text:p>
          </table:table-cell>
          <table:table-cell table:number-columns-repeated="5"/>
        </table:table-row>
        <table:table-row table:style-name="ro1">
          <table:table-cell office:value-type="string">
            <text:p>Cinematography for 2D Animation Essentials</text:p>
          </table:table-cell>
          <table:table-cell table:formula="of:=HYPERLINK(&quot;https://academyhacker.com/courses/enrolled/199972&quot;)" office:value-type="string" office:string-value="https://academyhacker.com/courses/enrolled/199972">
            <text:p>https://academyhacker.com/courses/enrolled/199972</text:p>
          </table:table-cell>
          <table:table-cell table:number-columns-repeated="5"/>
        </table:table-row>
        <table:table-row table:style-name="ro1">
          <table:table-cell office:value-type="string">
            <text:p>Engage Your Audience with Animated Presentations in After Effects</text:p>
          </table:table-cell>
          <table:table-cell table:formula="of:=HYPERLINK(&quot;https://academyhacker.com/courses/enrolled/199973&quot;)" office:value-type="string" office:string-value="https://academyhacker.com/courses/enrolled/199973">
            <text:p>https://academyhacker.com/courses/enrolled/199973</text:p>
          </table:table-cell>
          <table:table-cell table:number-columns-repeated="5"/>
        </table:table-row>
        <table:table-row table:style-name="ro1">
          <table:table-cell office:value-type="string">
            <text:p>Scala Programming Language</text:p>
          </table:table-cell>
          <table:table-cell table:formula="of:=HYPERLINK(&quot;https://academyhacker.com/courses/enrolled/199974&quot;)" office:value-type="string" office:string-value="https://academyhacker.com/courses/enrolled/199974">
            <text:p>https://academyhacker.com/courses/enrolled/199974</text:p>
          </table:table-cell>
          <table:table-cell table:number-columns-repeated="5"/>
        </table:table-row>
        <table:table-row table:style-name="ro1">
          <table:table-cell office:value-type="string">
            <text:p>Using an Editing Software for Animation</text:p>
          </table:table-cell>
          <table:table-cell table:formula="of:=HYPERLINK(&quot;https://academyhacker.com/courses/enrolled/199975&quot;)" office:value-type="string" office:string-value="https://academyhacker.com/courses/enrolled/199975">
            <text:p>https://academyhacker.com/courses/enrolled/199975</text:p>
          </table:table-cell>
          <table:table-cell table:number-columns-repeated="5"/>
        </table:table-row>
        <table:table-row table:style-name="ro1">
          <table:table-cell office:value-type="string">
            <text:p>Game Development with Unity</text:p>
          </table:table-cell>
          <table:table-cell table:formula="of:=HYPERLINK(&quot;https://academyhacker.com/courses/enrolled/199976&quot;)" office:value-type="string" office:string-value="https://academyhacker.com/courses/enrolled/199976">
            <text:p>https://academyhacker.com/courses/enrolled/199976</text:p>
          </table:table-cell>
          <table:table-cell table:number-columns-repeated="5"/>
        </table:table-row>
        <table:table-row table:style-name="ro1">
          <table:table-cell office:value-type="string">
            <text:p>Build 60 Games in Construct 2</text:p>
          </table:table-cell>
          <table:table-cell table:formula="of:=HYPERLINK(&quot;https://academyhacker.com/courses/enrolled/199977&quot;)" office:value-type="string" office:string-value="https://academyhacker.com/courses/enrolled/199977">
            <text:p>https://academyhacker.com/courses/enrolled/199977</text:p>
          </table:table-cell>
          <table:table-cell table:number-columns-repeated="5"/>
        </table:table-row>
        <table:table-row table:style-name="ro1">
          <table:table-cell office:value-type="string">
            <text:p>Game Development</text:p>
          </table:table-cell>
          <table:table-cell table:formula="of:=HYPERLINK(&quot;https://academyhacker.com/courses/enrolled/199978&quot;)" office:value-type="string" office:string-value="https://academyhacker.com/courses/enrolled/199978">
            <text:p>https://academyhacker.com/courses/enrolled/199978</text:p>
          </table:table-cell>
          <table:table-cell table:number-columns-repeated="5"/>
        </table:table-row>
        <table:table-row table:style-name="ro1">
          <table:table-cell office:value-type="string">
            <text:p>Build a Multiplayer Shooter using Unity</text:p>
          </table:table-cell>
          <table:table-cell table:formula="of:=HYPERLINK(&quot;https://academyhacker.com/courses/enrolled/199979&quot;)" office:value-type="string" office:string-value="https://academyhacker.com/courses/enrolled/199979">
            <text:p>https://academyhacker.com/courses/enrolled/199979</text:p>
          </table:table-cell>
          <table:table-cell table:number-columns-repeated="5"/>
        </table:table-row>
        <table:table-row table:style-name="ro1">
          <table:table-cell office:value-type="string">
            <text:p>1st Person 3D Shooter Unity Game Hacking Course</text:p>
          </table:table-cell>
          <table:table-cell table:formula="of:=HYPERLINK(&quot;https://academyhacker.com/courses/enrolled/199980&quot;)" office:value-type="string" office:string-value="https://academyhacker.com/courses/enrolled/199980">
            <text:p>https://academyhacker.com/courses/enrolled/199980</text:p>
          </table:table-cell>
          <table:table-cell table:number-columns-repeated="5"/>
        </table:table-row>
        <table:table-row table:style-name="ro1">
          <table:table-cell office:value-type="string">
            <text:p>Beginner Unity Programming Course</text:p>
          </table:table-cell>
          <table:table-cell table:formula="of:=HYPERLINK(&quot;https://academyhacker.com/courses/enrolled/199981&quot;)" office:value-type="string" office:string-value="https://academyhacker.com/courses/enrolled/199981">
            <text:p>https://academyhacker.com/courses/enrolled/199981</text:p>
          </table:table-cell>
          <table:table-cell table:number-columns-repeated="5"/>
        </table:table-row>
        <table:table-row table:style-name="ro3">
          <table:table-cell office:value-type="string">
            <text:p>Unity Game Analytics</text:p>
          </table:table-cell>
          <table:table-cell table:formula="of:=HYPERLINK(&quot;https://academyhacker.com/courses/enrolled/199982&quot;)" office:value-type="string" office:string-value="https://academyhacker.com/courses/enrolled/199982">
            <text:p>https://academyhacker.com/courses/enrolled/199982</text:p>
          </table:table-cell>
          <table:table-cell table:number-columns-repeated="5"/>
        </table:table-row>
        <table:table-row table:style-name="ro1">
          <table:table-cell office:value-type="string">
            <text:p>Unity 2017 Game Physics</text:p>
          </table:table-cell>
          <table:table-cell table:formula="of:=HYPERLINK(&quot;https://academyhacker.com/courses/enrolled/199983&quot;)" office:value-type="string" office:string-value="https://academyhacker.com/courses/enrolled/199983">
            <text:p>https://academyhacker.com/courses/enrolled/199983</text:p>
          </table:table-cell>
          <table:table-cell table:number-columns-repeated="5"/>
        </table:table-row>
        <table:table-row table:style-name="ro1">
          <table:table-cell office:value-type="string">
            <text:p>Basic Car Game Unity 3D Development Course</text:p>
          </table:table-cell>
          <table:table-cell table:formula="of:=HYPERLINK(&quot;https://academyhacker.com/courses/enrolled/199984&quot;)" office:value-type="string" office:string-value="https://academyhacker.com/courses/enrolled/199984">
            <text:p>https://academyhacker.com/courses/enrolled/199984</text:p>
          </table:table-cell>
          <table:table-cell table:number-columns-repeated="5"/>
        </table:table-row>
        <table:table-row table:style-name="ro1">
          <table:table-cell office:value-type="string">
            <text:p>3D Pixel Character Modeling with Unity 3D</text:p>
          </table:table-cell>
          <table:table-cell table:formula="of:=HYPERLINK(&quot;https://academyhacker.com/courses/enrolled/199985&quot;)" office:value-type="string" office:string-value="https://academyhacker.com/courses/enrolled/199985">
            <text:p>https://academyhacker.com/courses/enrolled/199985</text:p>
          </table:table-cell>
          <table:table-cell table:number-columns-repeated="5"/>
        </table:table-row>
        <table:table-row table:style-name="ro3">
          <table:table-cell office:value-type="string">
            <text:p>Learn MongoDB From Scratch</text:p>
          </table:table-cell>
          <table:table-cell table:formula="of:=HYPERLINK(&quot;https://academyhacker.com/courses/enrolled/199986&quot;)" office:value-type="string" office:string-value="https://academyhacker.com/courses/enrolled/199986">
            <text:p>https://academyhacker.com/courses/enrolled/199986</text:p>
          </table:table-cell>
          <table:table-cell table:number-columns-repeated="5"/>
        </table:table-row>
        <table:table-row table:style-name="ro1">
          <table:table-cell office:value-type="string">
            <text:p>Become a Professional Logo Designer</text:p>
          </table:table-cell>
          <table:table-cell table:formula="of:=HYPERLINK(&quot;https://academyhacker.com/courses/enrolled/199987&quot;)" office:value-type="string" office:string-value="https://academyhacker.com/courses/enrolled/199987">
            <text:p>https://academyhacker.com/courses/enrolled/199987</text:p>
          </table:table-cell>
          <table:table-cell table:number-columns-repeated="5"/>
        </table:table-row>
        <table:table-row table:style-name="ro1">
          <table:table-cell office:value-type="string">
            <text:p>Introduction to Game Development with Unity</text:p>
          </table:table-cell>
          <table:table-cell table:formula="of:=HYPERLINK(&quot;https://academyhacker.com/courses/enrolled/199988&quot;)" office:value-type="string" office:string-value="https://academyhacker.com/courses/enrolled/199988">
            <text:p>https://academyhacker.com/courses/enrolled/199988</text:p>
          </table:table-cell>
          <table:table-cell table:number-columns-repeated="5"/>
        </table:table-row>
        <table:table-row table:style-name="ro1">
          <table:table-cell office:value-type="string">
            <text:p>Build Weapons Automatically using Unity</text:p>
          </table:table-cell>
          <table:table-cell table:formula="of:=HYPERLINK(&quot;https://academyhacker.com/courses/enrolled/199989&quot;)" office:value-type="string" office:string-value="https://academyhacker.com/courses/enrolled/199989">
            <text:p>https://academyhacker.com/courses/enrolled/199989</text:p>
          </table:table-cell>
          <table:table-cell table:number-columns-repeated="5"/>
        </table:table-row>
        <table:table-row table:style-name="ro1">
          <table:table-cell office:value-type="string">
            <text:p>Unity Asset Store</text:p>
          </table:table-cell>
          <table:table-cell table:formula="of:=HYPERLINK(&quot;https://academyhacker.com/courses/enrolled/199990&quot;)" office:value-type="string" office:string-value="https://academyhacker.com/courses/enrolled/199990">
            <text:p>https://academyhacker.com/courses/enrolled/199990</text:p>
          </table:table-cell>
          <table:table-cell table:number-columns-repeated="5"/>
        </table:table-row>
        <table:table-row table:style-name="ro1">
          <table:table-cell office:value-type="string">
            <text:p>Unity 5 Empire Building Course</text:p>
          </table:table-cell>
          <table:table-cell table:formula="of:=HYPERLINK(&quot;https://academyhacker.com/courses/enrolled/199991&quot;)" office:value-type="string" office:string-value="https://academyhacker.com/courses/enrolled/199991">
            <text:p>https://academyhacker.com/courses/enrolled/199991</text:p>
          </table:table-cell>
          <table:table-cell table:number-columns-repeated="5"/>
        </table:table-row>
        <table:table-row table:style-name="ro1">
          <table:table-cell office:value-type="string">
            <text:p>Unity 5 World Generator Course</text:p>
          </table:table-cell>
          <table:table-cell table:formula="of:=HYPERLINK(&quot;https://academyhacker.com/courses/enrolled/199992&quot;)" office:value-type="string" office:string-value="https://academyhacker.com/courses/enrolled/199992">
            <text:p>https://academyhacker.com/courses/enrolled/199992</text:p>
          </table:table-cell>
          <table:table-cell table:number-columns-repeated="5"/>
        </table:table-row>
        <table:table-row table:style-name="ro1">
          <table:table-cell office:value-type="string">
            <text:p>Unity 5 Clone Bottle Flip Course</text:p>
          </table:table-cell>
          <table:table-cell table:formula="of:=HYPERLINK(&quot;https://academyhacker.com/courses/enrolled/199993&quot;)" office:value-type="string" office:string-value="https://academyhacker.com/courses/enrolled/199993">
            <text:p>https://academyhacker.com/courses/enrolled/199993</text:p>
          </table:table-cell>
          <table:table-cell table:number-columns-repeated="5"/>
        </table:table-row>
        <table:table-row table:style-name="ro3">
          <table:table-cell office:value-type="string">
            <text:p>Building Beautiful 3D Voxel Art Environments with Unity 5 Course</text:p>
          </table:table-cell>
          <table:table-cell table:formula="of:=HYPERLINK(&quot;https://academyhacker.com/courses/enrolled/199994&quot;)" office:value-type="string" office:string-value="https://academyhacker.com/courses/enrolled/199994">
            <text:p>https://academyhacker.com/courses/enrolled/199994</text:p>
          </table:table-cell>
          <table:table-cell table:number-columns-repeated="5"/>
        </table:table-row>
        <table:table-row table:style-name="ro1">
          <table:table-cell office:value-type="string">
            <text:p>Unity Clone the Color Switch Mobile Game Course</text:p>
          </table:table-cell>
          <table:table-cell table:formula="of:=HYPERLINK(&quot;https://academyhacker.com/courses/enrolled/199995&quot;)" office:value-type="string" office:string-value="https://academyhacker.com/courses/enrolled/199995">
            <text:p>https://academyhacker.com/courses/enrolled/199995</text:p>
          </table:table-cell>
          <table:table-cell table:number-columns-repeated="5"/>
        </table:table-row>
        <table:table-row table:style-name="ro3">
          <table:table-cell office:value-type="string">
            <text:p>Unity 5 Multiplayer InGame Mail Messaging Course</text:p>
          </table:table-cell>
          <table:table-cell table:formula="of:=HYPERLINK(&quot;https://academyhacker.com/courses/enrolled/199996&quot;)" office:value-type="string" office:string-value="https://academyhacker.com/courses/enrolled/199996">
            <text:p>https://academyhacker.com/courses/enrolled/199996</text:p>
          </table:table-cell>
          <table:table-cell table:number-columns-repeated="5"/>
        </table:table-row>
        <table:table-row table:style-name="ro1">
          <table:table-cell office:value-type="string">
            <text:p>Unity 5 In-Game Chat System Course</text:p>
          </table:table-cell>
          <table:table-cell table:formula="of:=HYPERLINK(&quot;https://academyhacker.com/courses/enrolled/199997&quot;)" office:value-type="string" office:string-value="https://academyhacker.com/courses/enrolled/199997">
            <text:p>https://academyhacker.com/courses/enrolled/199997</text:p>
          </table:table-cell>
          <table:table-cell table:number-columns-repeated="5"/>
        </table:table-row>
        <table:table-row table:style-name="ro1">
          <table:table-cell office:value-type="string">
            <text:p>Unity Database Design and Development Course</text:p>
          </table:table-cell>
          <table:table-cell table:formula="of:=HYPERLINK(&quot;https://academyhacker.com/courses/enrolled/199998&quot;)" office:value-type="string" office:string-value="https://academyhacker.com/courses/enrolled/199998">
            <text:p>https://academyhacker.com/courses/enrolled/199998</text:p>
          </table:table-cell>
          <table:table-cell table:number-columns-repeated="5"/>
        </table:table-row>
        <table:table-row table:style-name="ro1">
          <table:table-cell office:value-type="string">
            <text:p>Unity 5 Game Server Course</text:p>
          </table:table-cell>
          <table:table-cell table:formula="of:=HYPERLINK(&quot;https://academyhacker.com/courses/enrolled/199999&quot;)" office:value-type="string" office:string-value="https://academyhacker.com/courses/enrolled/199999">
            <text:p>https://academyhacker.com/courses/enrolled/199999</text:p>
          </table:table-cell>
          <table:table-cell table:number-columns-repeated="5"/>
        </table:table-row>
        <table:table-row table:style-name="ro1">
          <table:table-cell office:value-type="string">
            <text:p>Unity 5 Multiplayer Combat Course</text:p>
          </table:table-cell>
          <table:table-cell table:formula="of:=HYPERLINK(&quot;https://academyhacker.com/courses/enrolled/200000&quot;)" office:value-type="string" office:string-value="https://academyhacker.com/courses/enrolled/200000">
            <text:p>https://academyhacker.com/courses/enrolled/200000</text:p>
          </table:table-cell>
          <table:table-cell table:number-columns-repeated="5"/>
        </table:table-row>
        <table:table-row table:style-name="ro1">
          <table:table-cell office:value-type="string">
            <text:p>Unity Stats and Item Attributes System Course</text:p>
          </table:table-cell>
          <table:table-cell table:formula="of:=HYPERLINK(&quot;https://academyhacker.com/courses/enrolled/200001&quot;)" office:value-type="string" office:string-value="https://academyhacker.com/courses/enrolled/200001">
            <text:p>https://academyhacker.com/courses/enrolled/200001</text:p>
          </table:table-cell>
          <table:table-cell table:number-columns-repeated="5"/>
        </table:table-row>
        <table:table-row table:style-name="ro1">
          <table:table-cell office:value-type="string">
            <text:p>Inventory System Development with Unity Course</text:p>
          </table:table-cell>
          <table:table-cell table:formula="of:=HYPERLINK(&quot;https://academyhacker.com/courses/enrolled/200002&quot;)" office:value-type="string" office:string-value="https://academyhacker.com/courses/enrolled/200002">
            <text:p>https://academyhacker.com/courses/enrolled/200002</text:p>
          </table:table-cell>
          <table:table-cell table:number-columns-repeated="5"/>
        </table:table-row>
        <table:table-row table:style-name="ro1">
          <table:table-cell office:value-type="string">
            <text:p>Unity Character Weapons and Gear Course</text:p>
          </table:table-cell>
          <table:table-cell table:formula="of:=HYPERLINK(&quot;https://academyhacker.com/courses/enrolled/200003&quot;)" office:value-type="string" office:string-value="https://academyhacker.com/courses/enrolled/200003">
            <text:p>https://academyhacker.com/courses/enrolled/200003</text:p>
          </table:table-cell>
          <table:table-cell table:number-columns-repeated="5"/>
        </table:table-row>
        <table:table-row table:style-name="ro1">
          <table:table-cell office:value-type="string">
            <text:p>Unity Game Boost: Coin Management System Course</text:p>
          </table:table-cell>
          <table:table-cell table:formula="of:=HYPERLINK(&quot;https://academyhacker.com/courses/enrolled/200004&quot;)" office:value-type="string" office:string-value="https://academyhacker.com/courses/enrolled/200004">
            <text:p>https://academyhacker.com/courses/enrolled/200004</text:p>
          </table:table-cell>
          <table:table-cell table:number-columns-repeated="5"/>
        </table:table-row>
        <table:table-row table:style-name="ro1">
          <table:table-cell office:value-type="string">
            <text:p>Email List Building with Unity</text:p>
          </table:table-cell>
          <table:table-cell table:formula="of:=HYPERLINK(&quot;https://academyhacker.com/courses/enrolled/200005&quot;)" office:value-type="string" office:string-value="https://academyhacker.com/courses/enrolled/200005">
            <text:p>https://academyhacker.com/courses/enrolled/200005</text:p>
          </table:table-cell>
          <table:table-cell table:number-columns-repeated="5"/>
        </table:table-row>
        <table:table-row table:style-name="ro1">
          <table:table-cell office:value-type="string">
            <text:p>Unity 3D Game and Business Development Course</text:p>
          </table:table-cell>
          <table:table-cell table:formula="of:=HYPERLINK(&quot;https://academyhacker.com/courses/enrolled/200006&quot;)" office:value-type="string" office:string-value="https://academyhacker.com/courses/enrolled/200006">
            <text:p>https://academyhacker.com/courses/enrolled/200006</text:p>
          </table:table-cell>
          <table:table-cell table:number-columns-repeated="5"/>
        </table:table-row>
        <table:table-row table:style-name="ro3">
          <table:table-cell office:value-type="string">
            <text:p>Java Game Development - Create a Flappy Bird Clone</text:p>
          </table:table-cell>
          <table:table-cell table:formula="of:=HYPERLINK(&quot;https://academyhacker.com/courses/enrolled/200007&quot;)" office:value-type="string" office:string-value="https://academyhacker.com/courses/enrolled/200007">
            <text:p>https://academyhacker.com/courses/enrolled/200007</text:p>
          </table:table-cell>
          <table:table-cell table:number-columns-repeated="5"/>
        </table:table-row>
        <table:table-row table:style-name="ro1">
          <table:table-cell office:value-type="string">
            <text:p>Mobile UI and UX Design</text:p>
          </table:table-cell>
          <table:table-cell table:formula="of:=HYPERLINK(&quot;https://academyhacker.com/courses/enrolled/200008&quot;)" office:value-type="string" office:string-value="https://academyhacker.com/courses/enrolled/200008">
            <text:p>https://academyhacker.com/courses/enrolled/200008</text:p>
          </table:table-cell>
          <table:table-cell table:number-columns-repeated="5"/>
        </table:table-row>
        <table:table-row table:style-name="ro1">
          <table:table-cell office:value-type="string">
            <text:p>Captain Rocket Game Clone Using Unity Course</text:p>
          </table:table-cell>
          <table:table-cell table:formula="of:=HYPERLINK(&quot;https://academyhacker.com/courses/enrolled/200009&quot;)" office:value-type="string" office:string-value="https://academyhacker.com/courses/enrolled/200009">
            <text:p>https://academyhacker.com/courses/enrolled/200009</text:p>
          </table:table-cell>
          <table:table-cell table:number-columns-repeated="5"/>
        </table:table-row>
        <table:table-row table:style-name="ro1">
          <table:table-cell office:value-type="string">
            <text:p>Create Stunning Promo Videos in 30 Minutes or Less</text:p>
          </table:table-cell>
          <table:table-cell table:formula="of:=HYPERLINK(&quot;https://academyhacker.com/courses/enrolled/200010&quot;)" office:value-type="string" office:string-value="https://academyhacker.com/courses/enrolled/200010">
            <text:p>https://academyhacker.com/courses/enrolled/200010</text:p>
          </table:table-cell>
          <table:table-cell table:number-columns-repeated="5"/>
        </table:table-row>
        <table:table-row table:style-name="ro1">
          <table:table-cell office:value-type="string">
            <text:p>Introduction to Web Design</text:p>
          </table:table-cell>
          <table:table-cell table:formula="of:=HYPERLINK(&quot;https://academyhacker.com/courses/enrolled/200011&quot;)" office:value-type="string" office:string-value="https://academyhacker.com/courses/enrolled/200011">
            <text:p>https://academyhacker.com/courses/enrolled/200011</text:p>
          </table:table-cell>
          <table:table-cell table:number-columns-repeated="5"/>
        </table:table-row>
        <table:table-row table:style-name="ro1">
          <table:table-cell office:value-type="string">
            <text:p>Level Design with Blender and Unity 3D Course</text:p>
          </table:table-cell>
          <table:table-cell table:formula="of:=HYPERLINK(&quot;https://academyhacker.com/courses/enrolled/200012&quot;)" office:value-type="string" office:string-value="https://academyhacker.com/courses/enrolled/200012">
            <text:p>https://academyhacker.com/courses/enrolled/200012</text:p>
          </table:table-cell>
          <table:table-cell table:number-columns-repeated="5"/>
        </table:table-row>
        <table:table-row table:style-name="ro1">
          <table:table-cell office:value-type="string">
            <text:p>Become a Professional Graphic Designer</text:p>
          </table:table-cell>
          <table:table-cell table:formula="of:=HYPERLINK(&quot;https://academyhacker.com/courses/enrolled/200013&quot;)" office:value-type="string" office:string-value="https://academyhacker.com/courses/enrolled/200013">
            <text:p>https://academyhacker.com/courses/enrolled/200013</text:p>
          </table:table-cell>
          <table:table-cell table:number-columns-repeated="5"/>
        </table:table-row>
        <table:table-row table:style-name="ro3">
          <table:table-cell office:value-type="string">
            <text:p>Digital Art with Wacom Tablets and Corel Painter</text:p>
          </table:table-cell>
          <table:table-cell table:formula="of:=HYPERLINK(&quot;https://academyhacker.com/courses/enrolled/200014&quot;)" office:value-type="string" office:string-value="https://academyhacker.com/courses/enrolled/200014">
            <text:p>https://academyhacker.com/courses/enrolled/200014</text:p>
          </table:table-cell>
          <table:table-cell table:number-columns-repeated="5"/>
        </table:table-row>
        <table:table-row table:style-name="ro1">
          <table:table-cell office:value-type="string">
            <text:p>Modeling a Room in Maya</text:p>
          </table:table-cell>
          <table:table-cell table:formula="of:=HYPERLINK(&quot;https://academyhacker.com/courses/enrolled/200015&quot;)" office:value-type="string" office:string-value="https://academyhacker.com/courses/enrolled/200015">
            <text:p>https://academyhacker.com/courses/enrolled/200015</text:p>
          </table:table-cell>
          <table:table-cell table:number-columns-repeated="5"/>
        </table:table-row>
        <table:table-row table:style-name="ro1">
          <table:table-cell office:value-type="string">
            <text:p>Game Development with Unity 5</text:p>
          </table:table-cell>
          <table:table-cell table:formula="of:=HYPERLINK(&quot;https://academyhacker.com/courses/enrolled/200016&quot;)" office:value-type="string" office:string-value="https://academyhacker.com/courses/enrolled/200016">
            <text:p>https://academyhacker.com/courses/enrolled/200016</text:p>
          </table:table-cell>
          <table:table-cell table:number-columns-repeated="5"/>
        </table:table-row>
        <table:table-row table:style-name="ro3">
          <table:table-cell office:value-type="string">
            <text:p>Learn Photoshop CC Essentials</text:p>
          </table:table-cell>
          <table:table-cell table:formula="of:=HYPERLINK(&quot;https://academyhacker.com/courses/enrolled/200017&quot;)" office:value-type="string" office:string-value="https://academyhacker.com/courses/enrolled/200017">
            <text:p>https://academyhacker.com/courses/enrolled/200017</text:p>
          </table:table-cell>
          <table:table-cell table:number-columns-repeated="5"/>
        </table:table-row>
        <table:table-row table:style-name="ro3">
          <table:table-cell office:value-type="string">
            <text:p>Getting Started With InDesign CC</text:p>
          </table:table-cell>
          <table:table-cell table:formula="of:=HYPERLINK(&quot;https://academyhacker.com/courses/enrolled/200018&quot;)" office:value-type="string" office:string-value="https://academyhacker.com/courses/enrolled/200018">
            <text:p>https://academyhacker.com/courses/enrolled/200018</text:p>
          </table:table-cell>
          <table:table-cell table:number-columns-repeated="5"/>
        </table:table-row>
        <table:table-row table:style-name="ro3">
          <table:table-cell office:value-type="string">
            <text:p>Photoshop CC For The Web</text:p>
          </table:table-cell>
          <table:table-cell table:formula="of:=HYPERLINK(&quot;https://academyhacker.com/courses/enrolled/200019&quot;)" office:value-type="string" office:string-value="https://academyhacker.com/courses/enrolled/200019">
            <text:p>https://academyhacker.com/courses/enrolled/200019</text:p>
          </table:table-cell>
          <table:table-cell table:number-columns-repeated="5"/>
        </table:table-row>
        <table:table-row table:style-name="ro1">
          <table:table-cell office:value-type="string">
            <text:p>Illustrator CC Crash Course</text:p>
          </table:table-cell>
          <table:table-cell table:formula="of:=HYPERLINK(&quot;https://academyhacker.com/courses/enrolled/200020&quot;)" office:value-type="string" office:string-value="https://academyhacker.com/courses/enrolled/200020">
            <text:p>https://academyhacker.com/courses/enrolled/200020</text:p>
          </table:table-cell>
          <table:table-cell table:number-columns-repeated="5"/>
        </table:table-row>
        <table:table-row table:style-name="ro1">
          <table:table-cell office:value-type="string">
            <text:p>Affinity Designer For Beginners</text:p>
          </table:table-cell>
          <table:table-cell table:formula="of:=HYPERLINK(&quot;https://academyhacker.com/courses/enrolled/200021&quot;)" office:value-type="string" office:string-value="https://academyhacker.com/courses/enrolled/200021">
            <text:p>https://academyhacker.com/courses/enrolled/200021</text:p>
          </table:table-cell>
          <table:table-cell table:number-columns-repeated="5"/>
        </table:table-row>
        <table:table-row table:style-name="ro1">
          <table:table-cell office:value-type="string">
            <text:p>Sketch 3 Mobile App Design Course</text:p>
          </table:table-cell>
          <table:table-cell table:formula="of:=HYPERLINK(&quot;https://academyhacker.com/courses/enrolled/200022&quot;)" office:value-type="string" office:string-value="https://academyhacker.com/courses/enrolled/200022">
            <text:p>https://academyhacker.com/courses/enrolled/200022</text:p>
          </table:table-cell>
          <table:table-cell table:number-columns-repeated="5"/>
        </table:table-row>
        <table:table-row table:style-name="ro1">
          <table:table-cell office:value-type="string">
            <text:p>Learn Blender Modeling and Texturing</text:p>
          </table:table-cell>
          <table:table-cell table:formula="of:=HYPERLINK(&quot;https://academyhacker.com/courses/enrolled/200023&quot;)" office:value-type="string" office:string-value="https://academyhacker.com/courses/enrolled/200023">
            <text:p>https://academyhacker.com/courses/enrolled/200023</text:p>
          </table:table-cell>
          <table:table-cell table:number-columns-repeated="5"/>
        </table:table-row>
        <table:table-row table:style-name="ro3">
          <table:table-cell office:value-type="string">
            <text:p>Applying Design To Wireframes with HTML5 &amp; CSS3</text:p>
          </table:table-cell>
          <table:table-cell table:formula="of:=HYPERLINK(&quot;https://academyhacker.com/courses/enrolled/200024&quot;)" office:value-type="string" office:string-value="https://academyhacker.com/courses/enrolled/200024">
            <text:p>https://academyhacker.com/courses/enrolled/200024</text:p>
          </table:table-cell>
          <table:table-cell table:number-columns-repeated="5"/>
        </table:table-row>
        <table:table-row table:style-name="ro3">
          <table:table-cell office:value-type="string">
            <text:p>Python Game Development - Create a Flappy Bird Clone</text:p>
          </table:table-cell>
          <table:table-cell table:formula="of:=HYPERLINK(&quot;https://academyhacker.com/courses/enrolled/200025&quot;)" office:value-type="string" office:string-value="https://academyhacker.com/courses/enrolled/200025">
            <text:p>https://academyhacker.com/courses/enrolled/200025</text:p>
          </table:table-cell>
          <table:table-cell table:number-columns-repeated="5"/>
        </table:table-row>
        <table:table-row table:style-name="ro1">
          <table:table-cell office:value-type="string">
            <text:p>Mobile Game Development with Unity 3D Course</text:p>
          </table:table-cell>
          <table:table-cell table:formula="of:=HYPERLINK(&quot;https://academyhacker.com/courses/enrolled/200026&quot;)" office:value-type="string" office:string-value="https://academyhacker.com/courses/enrolled/200026">
            <text:p>https://academyhacker.com/courses/enrolled/200026</text:p>
          </table:table-cell>
          <table:table-cell table:number-columns-repeated="5"/>
        </table:table-row>
        <table:table-row table:style-name="ro1">
          <table:table-cell office:value-type="string">
            <text:p>Create Your First 3D Game with Unity 3D</text:p>
          </table:table-cell>
          <table:table-cell table:formula="of:=HYPERLINK(&quot;https://academyhacker.com/courses/enrolled/200027&quot;)" office:value-type="string" office:string-value="https://academyhacker.com/courses/enrolled/200027">
            <text:p>https://academyhacker.com/courses/enrolled/200027</text:p>
          </table:table-cell>
          <table:table-cell table:number-columns-repeated="5"/>
        </table:table-row>
        <table:table-row table:style-name="ro1">
          <table:table-cell office:value-type="string">
            <text:p>Game Hacking <text:s/>| <text:s/>Create a Game in 1 Hour</text:p>
          </table:table-cell>
          <table:table-cell table:formula="of:=HYPERLINK(&quot;https://academyhacker.com/courses/enrolled/200028&quot;)" office:value-type="string" office:string-value="https://academyhacker.com/courses/enrolled/200028">
            <text:p>https://academyhacker.com/courses/enrolled/200028</text:p>
          </table:table-cell>
          <table:table-cell table:number-columns-repeated="5"/>
        </table:table-row>
        <table:table-row table:style-name="ro1">
          <table:table-cell office:value-type="string">
            <text:p>Introduction to Unity 3D Scripting in C#</text:p>
          </table:table-cell>
          <table:table-cell table:formula="of:=HYPERLINK(&quot;https://academyhacker.com/courses/enrolled/200029&quot;)" office:value-type="string" office:string-value="https://academyhacker.com/courses/enrolled/200029">
            <text:p>https://academyhacker.com/courses/enrolled/200029</text:p>
          </table:table-cell>
          <table:table-cell table:number-columns-repeated="5"/>
        </table:table-row>
        <table:table-row table:style-name="ro3">
          <table:table-cell office:value-type="string">
            <text:p>Unity 3D Shuriken Particle System Course</text:p>
          </table:table-cell>
          <table:table-cell table:formula="of:=HYPERLINK(&quot;https://academyhacker.com/courses/enrolled/200030&quot;)" office:value-type="string" office:string-value="https://academyhacker.com/courses/enrolled/200030">
            <text:p>https://academyhacker.com/courses/enrolled/200030</text:p>
          </table:table-cell>
          <table:table-cell table:number-columns-repeated="5"/>
        </table:table-row>
        <table:table-row table:style-name="ro1">
          <table:table-cell office:value-type="string">
            <text:p>Unity 3D Light and Shadow Course</text:p>
          </table:table-cell>
          <table:table-cell table:formula="of:=HYPERLINK(&quot;https://academyhacker.com/courses/enrolled/200031&quot;)" office:value-type="string" office:string-value="https://academyhacker.com/courses/enrolled/200031">
            <text:p>https://academyhacker.com/courses/enrolled/200031</text:p>
          </table:table-cell>
          <table:table-cell table:number-columns-repeated="5"/>
        </table:table-row>
        <table:table-row table:style-name="ro1">
          <table:table-cell office:value-type="string">
            <text:p>Unity 3D Game Development 3D Engine Fundamentals Course</text:p>
          </table:table-cell>
          <table:table-cell table:formula="of:=HYPERLINK(&quot;https://academyhacker.com/courses/enrolled/200032&quot;)" office:value-type="string" office:string-value="https://academyhacker.com/courses/enrolled/200032">
            <text:p>https://academyhacker.com/courses/enrolled/200032</text:p>
          </table:table-cell>
          <table:table-cell table:number-columns-repeated="5"/>
        </table:table-row>
        <table:table-row table:style-name="ro3">
          <table:table-cell office:value-type="string">
            <text:p>Building Websites With Photoshop CC</text:p>
          </table:table-cell>
          <table:table-cell table:formula="of:=HYPERLINK(&quot;https://academyhacker.com/courses/enrolled/200033&quot;)" office:value-type="string" office:string-value="https://academyhacker.com/courses/enrolled/200033">
            <text:p>https://academyhacker.com/courses/enrolled/200033</text:p>
          </table:table-cell>
          <table:table-cell table:number-columns-repeated="5"/>
        </table:table-row>
        <table:table-row table:style-name="ro1">
          <table:table-cell office:value-type="string">
            <text:p>Learn Tableau Desktop 9 from Scratch for Data Science</text:p>
          </table:table-cell>
          <table:table-cell table:formula="of:=HYPERLINK(&quot;https://academyhacker.com/courses/enrolled/200034&quot;)" office:value-type="string" office:string-value="https://academyhacker.com/courses/enrolled/200034">
            <text:p>https://academyhacker.com/courses/enrolled/200034</text:p>
          </table:table-cell>
          <table:table-cell table:number-columns-repeated="5"/>
        </table:table-row>
        <table:table-row table:style-name="ro3">
          <table:table-cell office:value-type="string">
            <text:p>Learn MongoDB : Leading NoSQL Database from scratch</text:p>
          </table:table-cell>
          <table:table-cell table:formula="of:=HYPERLINK(&quot;https://academyhacker.com/courses/enrolled/200035&quot;)" office:value-type="string" office:string-value="https://academyhacker.com/courses/enrolled/200035">
            <text:p>https://academyhacker.com/courses/enrolled/200035</text:p>
          </table:table-cell>
          <table:table-cell table:number-columns-repeated="5"/>
        </table:table-row>
        <table:table-row table:style-name="ro1">
          <table:table-cell office:value-type="string">
            <text:p>Illustrator CC - Master Adobe Illustrator CC the Essentials</text:p>
          </table:table-cell>
          <table:table-cell table:formula="of:=HYPERLINK(&quot;https://academyhacker.com/courses/enrolled/200036&quot;)" office:value-type="string" office:string-value="https://academyhacker.com/courses/enrolled/200036">
            <text:p>https://academyhacker.com/courses/enrolled/200036</text:p>
          </table:table-cell>
          <table:table-cell table:number-columns-repeated="5"/>
        </table:table-row>
        <table:table-row table:style-name="ro3">
          <table:table-cell office:value-type="string">
            <text:p>Photoshop CC + 6 Made Easy, for Beginners</text:p>
          </table:table-cell>
          <table:table-cell table:formula="of:=HYPERLINK(&quot;https://academyhacker.com/courses/enrolled/200037&quot;)" office:value-type="string" office:string-value="https://academyhacker.com/courses/enrolled/200037">
            <text:p>https://academyhacker.com/courses/enrolled/200037</text:p>
          </table:table-cell>
          <table:table-cell table:number-columns-repeated="5"/>
        </table:table-row>
        <table:table-row table:style-name="ro1">
          <table:table-cell office:value-type="string">
            <text:p>3ds Max: Complete Intro to 3d Using 3ds Max</text:p>
          </table:table-cell>
          <table:table-cell table:formula="of:=HYPERLINK(&quot;https://academyhacker.com/courses/enrolled/200038&quot;)" office:value-type="string" office:string-value="https://academyhacker.com/courses/enrolled/200038">
            <text:p>https://academyhacker.com/courses/enrolled/200038</text:p>
          </table:table-cell>
          <table:table-cell table:number-columns-repeated="5"/>
        </table:table-row>
        <table:table-row table:style-name="ro1">
          <table:table-cell office:value-type="string">
            <text:p>3ds Max + Unreal Engine 4: Easy VR for Arch Viz</text:p>
          </table:table-cell>
          <table:table-cell table:formula="of:=HYPERLINK(&quot;https://academyhacker.com/courses/enrolled/200039&quot;)" office:value-type="string" office:string-value="https://academyhacker.com/courses/enrolled/200039">
            <text:p>https://academyhacker.com/courses/enrolled/200039</text:p>
          </table:table-cell>
          <table:table-cell table:number-columns-repeated="5"/>
        </table:table-row>
        <table:table-row table:style-name="ro3">
          <table:table-cell office:value-type="string">
            <text:p>Photoshop: Learn Photoshop For 3d Rendering</text:p>
          </table:table-cell>
          <table:table-cell table:formula="of:=HYPERLINK(&quot;https://academyhacker.com/courses/enrolled/200040&quot;)" office:value-type="string" office:string-value="https://academyhacker.com/courses/enrolled/200040">
            <text:p>https://academyhacker.com/courses/enrolled/200040</text:p>
          </table:table-cell>
          <table:table-cell table:number-columns-repeated="5"/>
        </table:table-row>
        <table:table-row table:style-name="ro1">
          <table:table-cell office:value-type="string">
            <text:p>3ds Max + V-Ray: 3ds Max PRO in 6 hrs</text:p>
          </table:table-cell>
          <table:table-cell table:formula="of:=HYPERLINK(&quot;https://academyhacker.com/courses/enrolled/200041&quot;)" office:value-type="string" office:string-value="https://academyhacker.com/courses/enrolled/200041">
            <text:p>https://academyhacker.com/courses/enrolled/200041</text:p>
          </table:table-cell>
          <table:table-cell table:number-columns-repeated="5"/>
        </table:table-row>
        <table:table-row table:style-name="ro3">
          <table:table-cell office:value-type="string">
            <text:p>Learn By Example: Apache Flink</text:p>
          </table:table-cell>
          <table:table-cell table:formula="of:=HYPERLINK(&quot;https://academyhacker.com/courses/enrolled/200042&quot;)" office:value-type="string" office:string-value="https://academyhacker.com/courses/enrolled/200042">
            <text:p>https://academyhacker.com/courses/enrolled/200042</text:p>
          </table:table-cell>
          <table:table-cell table:number-columns-repeated="5"/>
        </table:table-row>
        <table:table-row table:style-name="ro3">
          <table:table-cell office:value-type="string">
            <text:p>Learn By Example: Hadoop, MapReduce for Big Data problems</text:p>
          </table:table-cell>
          <table:table-cell table:formula="of:=HYPERLINK(&quot;https://academyhacker.com/courses/enrolled/200043&quot;)" office:value-type="string" office:string-value="https://academyhacker.com/courses/enrolled/200043">
            <text:p>https://academyhacker.com/courses/enrolled/200043</text:p>
          </table:table-cell>
          <table:table-cell table:number-columns-repeated="5"/>
        </table:table-row>
        <table:table-row table:style-name="ro1">
          <table:table-cell office:value-type="string">
            <text:p>From 0 to 1: Hive for Processing Big Data</text:p>
          </table:table-cell>
          <table:table-cell table:formula="of:=HYPERLINK(&quot;https://academyhacker.com/courses/enrolled/200044&quot;)" office:value-type="string" office:string-value="https://academyhacker.com/courses/enrolled/200044">
            <text:p>https://academyhacker.com/courses/enrolled/200044</text:p>
          </table:table-cell>
          <table:table-cell table:number-columns-repeated="5"/>
        </table:table-row>
        <table:table-row table:style-name="ro1">
          <table:table-cell office:value-type="string">
            <text:p>Pig For Wrangling Big Data</text:p>
          </table:table-cell>
          <table:table-cell table:formula="of:=HYPERLINK(&quot;https://academyhacker.com/courses/enrolled/200045&quot;)" office:value-type="string" office:string-value="https://academyhacker.com/courses/enrolled/200045">
            <text:p>https://academyhacker.com/courses/enrolled/200045</text:p>
          </table:table-cell>
          <table:table-cell table:number-columns-repeated="5"/>
        </table:table-row>
        <table:table-row table:style-name="ro1">
          <table:table-cell office:value-type="string">
            <text:p>From 0 to 1: The Cassandra Distributed Database</text:p>
          </table:table-cell>
          <table:table-cell table:formula="of:=HYPERLINK(&quot;https://academyhacker.com/courses/enrolled/200046&quot;)" office:value-type="string" office:string-value="https://academyhacker.com/courses/enrolled/200046">
            <text:p>https://academyhacker.com/courses/enrolled/200046</text:p>
          </table:table-cell>
          <table:table-cell table:number-columns-repeated="5"/>
        </table:table-row>
        <table:table-row table:style-name="ro3">
          <table:table-cell office:value-type="string">
            <text:p>Scalable programming with Scala and Spark</text:p>
          </table:table-cell>
          <table:table-cell table:formula="of:=HYPERLINK(&quot;https://academyhacker.com/courses/enrolled/200047&quot;)" office:value-type="string" office:string-value="https://academyhacker.com/courses/enrolled/200047">
            <text:p>https://academyhacker.com/courses/enrolled/200047</text:p>
          </table:table-cell>
          <table:table-cell table:number-columns-repeated="5"/>
        </table:table-row>
        <table:table-row table:style-name="ro1">
          <table:table-cell office:value-type="string">
            <text:p>From 0 to 1: Spark for Data Science with Python</text:p>
          </table:table-cell>
          <table:table-cell table:formula="of:=HYPERLINK(&quot;https://academyhacker.com/courses/enrolled/200048&quot;)" office:value-type="string" office:string-value="https://academyhacker.com/courses/enrolled/200048">
            <text:p>https://academyhacker.com/courses/enrolled/200048</text:p>
          </table:table-cell>
          <table:table-cell table:number-columns-repeated="5"/>
        </table:table-row>
        <table:table-row table:style-name="ro3">
          <table:table-cell office:value-type="string">
            <text:p>From 0 to 1: The Oozie Orchestration Framework</text:p>
          </table:table-cell>
          <table:table-cell table:formula="of:=HYPERLINK(&quot;https://academyhacker.com/courses/enrolled/200049&quot;)" office:value-type="string" office:string-value="https://academyhacker.com/courses/enrolled/200049">
            <text:p>https://academyhacker.com/courses/enrolled/200049</text:p>
          </table:table-cell>
          <table:table-cell table:number-columns-repeated="5"/>
        </table:table-row>
        <table:table-row table:style-name="ro3">
          <table:table-cell office:value-type="string">
            <text:p>Flume and Sqoop for Ingesting Big Data</text:p>
          </table:table-cell>
          <table:table-cell table:formula="of:=HYPERLINK(&quot;https://academyhacker.com/courses/enrolled/200050&quot;)" office:value-type="string" office:string-value="https://academyhacker.com/courses/enrolled/200050">
            <text:p>https://academyhacker.com/courses/enrolled/200050</text:p>
          </table:table-cell>
          <table:table-cell table:number-columns-repeated="5"/>
        </table:table-row>
        <table:table-row table:style-name="ro1">
          <table:table-cell office:value-type="string">
            <text:p>Machine Learning: Introduction to Machine Learning with R</text:p>
          </table:table-cell>
          <table:table-cell table:formula="of:=HYPERLINK(&quot;https://academyhacker.com/courses/enrolled/200051&quot;)" office:value-type="string" office:string-value="https://academyhacker.com/courses/enrolled/200051">
            <text:p>https://academyhacker.com/courses/enrolled/200051</text:p>
          </table:table-cell>
          <table:table-cell table:number-columns-repeated="5"/>
        </table:table-row>
        <table:table-row table:style-name="ro1">
          <table:table-cell office:value-type="string">
            <text:p>R Level 1: Understanding and Using the R Programming Language</text:p>
          </table:table-cell>
          <table:table-cell table:formula="of:=HYPERLINK(&quot;https://academyhacker.com/courses/enrolled/200052&quot;)" office:value-type="string" office:string-value="https://academyhacker.com/courses/enrolled/200052">
            <text:p>https://academyhacker.com/courses/enrolled/200052</text:p>
          </table:table-cell>
          <table:table-cell table:number-columns-repeated="5"/>
        </table:table-row>
        <table:table-row table:style-name="ro1">
          <table:table-cell office:value-type="string">
            <text:p>Statistics in R: Statistical Analysis with the R Programming Language</text:p>
          </table:table-cell>
          <table:table-cell table:formula="of:=HYPERLINK(&quot;https://academyhacker.com/courses/enrolled/200053&quot;)" office:value-type="string" office:string-value="https://academyhacker.com/courses/enrolled/200053">
            <text:p>https://academyhacker.com/courses/enrolled/200053</text:p>
          </table:table-cell>
          <table:table-cell table:number-columns-repeated="5"/>
        </table:table-row>
        <table:table-row table:style-name="ro3">
          <table:table-cell office:value-type="string">
            <text:p>Career Guide: Planing and Improving a Career in Data Science - Career Success in Analytics</text:p>
          </table:table-cell>
          <table:table-cell table:formula="of:=HYPERLINK(&quot;https://academyhacker.com/courses/enrolled/200054&quot;)" office:value-type="string" office:string-value="https://academyhacker.com/courses/enrolled/200054">
            <text:p>https://academyhacker.com/courses/enrolled/200054</text:p>
          </table:table-cell>
          <table:table-cell table:number-columns-repeated="5"/>
        </table:table-row>
        <table:table-row table:style-name="ro3">
          <table:table-cell office:value-type="string">
            <text:p>Learn Database Design using PostgreSQL</text:p>
          </table:table-cell>
          <table:table-cell table:formula="of:=HYPERLINK(&quot;https://academyhacker.com/courses/enrolled/200055&quot;)" office:value-type="string" office:string-value="https://academyhacker.com/courses/enrolled/200055">
            <text:p>https://academyhacker.com/courses/enrolled/200055</text:p>
          </table:table-cell>
          <table:table-cell table:number-columns-repeated="5"/>
        </table:table-row>
        <table:table-row table:style-name="ro3">
          <table:table-cell office:value-type="string">
            <text:p>Learn Database Design with MySQL</text:p>
          </table:table-cell>
          <table:table-cell table:formula="of:=HYPERLINK(&quot;https://academyhacker.com/courses/enrolled/200056&quot;)" office:value-type="string" office:string-value="https://academyhacker.com/courses/enrolled/200056">
            <text:p>https://academyhacker.com/courses/enrolled/200056</text:p>
          </table:table-cell>
          <table:table-cell table:number-columns-repeated="5"/>
        </table:table-row>
        <table:table-row table:style-name="ro3">
          <table:table-cell office:value-type="string">
            <text:p>Projects in MongoDB - Learn MongoDB Building Projects</text:p>
          </table:table-cell>
          <table:table-cell table:formula="of:=HYPERLINK(&quot;https://academyhacker.com/courses/enrolled/200057&quot;)" office:value-type="string" office:string-value="https://academyhacker.com/courses/enrolled/200057">
            <text:p>https://academyhacker.com/courses/enrolled/200057</text:p>
          </table:table-cell>
          <table:table-cell table:number-columns-repeated="5"/>
        </table:table-row>
        <table:table-row table:style-name="ro3">
          <table:table-cell office:value-type="string">
            <text:p>Learn Redis from Scratch</text:p>
          </table:table-cell>
          <table:table-cell table:formula="of:=HYPERLINK(&quot;https://academyhacker.com/courses/enrolled/200058&quot;)" office:value-type="string" office:string-value="https://academyhacker.com/courses/enrolled/200058">
            <text:p>https://academyhacker.com/courses/enrolled/200058</text:p>
          </table:table-cell>
          <table:table-cell table:number-columns-repeated="5"/>
        </table:table-row>
        <table:table-row table:style-name="ro1">
          <table:table-cell office:value-type="string">
            <text:p>Business to business (B2B) sales masterclass program</text:p>
          </table:table-cell>
          <table:table-cell table:formula="of:=HYPERLINK(&quot;https://academyhacker.com/courses/enrolled/200059&quot;)" office:value-type="string" office:string-value="https://academyhacker.com/courses/enrolled/200059">
            <text:p>https://academyhacker.com/courses/enrolled/200059</text:p>
          </table:table-cell>
          <table:table-cell table:number-columns-repeated="5"/>
        </table:table-row>
        <table:table-row table:style-name="ro3">
          <table:table-cell office:value-type="string">
            <text:p>Ultimate Email Marketing And Autoresponders Guide</text:p>
          </table:table-cell>
          <table:table-cell table:formula="of:=HYPERLINK(&quot;https://academyhacker.com/courses/enrolled/200060&quot;)" office:value-type="string" office:string-value="https://academyhacker.com/courses/enrolled/200060">
            <text:p>https://academyhacker.com/courses/enrolled/200060</text:p>
          </table:table-cell>
          <table:table-cell table:number-columns-repeated="5"/>
        </table:table-row>
        <table:table-row table:style-name="ro1">
          <table:table-cell office:value-type="string">
            <text:p>#1 way to rank in Google SEO: Link building</text:p>
          </table:table-cell>
          <table:table-cell table:formula="of:=HYPERLINK(&quot;https://academyhacker.com/courses/enrolled/200061&quot;)" office:value-type="string" office:string-value="https://academyhacker.com/courses/enrolled/200061">
            <text:p>https://academyhacker.com/courses/enrolled/200061</text:p>
          </table:table-cell>
          <table:table-cell table:number-columns-repeated="5"/>
        </table:table-row>
        <table:table-row table:style-name="ro1">
          <table:table-cell office:value-type="string">
            <text:p>5 unique strategies to sell with video via YouTube marketing</text:p>
          </table:table-cell>
          <table:table-cell table:formula="of:=HYPERLINK(&quot;https://academyhacker.com/courses/enrolled/200062&quot;)" office:value-type="string" office:string-value="https://academyhacker.com/courses/enrolled/200062">
            <text:p>https://academyhacker.com/courses/enrolled/200062</text:p>
          </table:table-cell>
          <table:table-cell table:number-columns-repeated="5"/>
        </table:table-row>
        <table:table-row table:style-name="ro1">
          <table:table-cell office:value-type="string">
            <text:p>Affiliate sales funnels, landing pages &amp; Facebook ads</text:p>
          </table:table-cell>
          <table:table-cell table:formula="of:=HYPERLINK(&quot;https://academyhacker.com/courses/enrolled/200063&quot;)" office:value-type="string" office:string-value="https://academyhacker.com/courses/enrolled/200063">
            <text:p>https://academyhacker.com/courses/enrolled/200063</text:p>
          </table:table-cell>
          <table:table-cell table:number-columns-repeated="5"/>
        </table:table-row>
        <table:table-row table:style-name="ro1">
          <table:table-cell office:value-type="string">
            <text:p>Bitcoin investing, get savings and discounts - introduction</text:p>
          </table:table-cell>
          <table:table-cell table:formula="of:=HYPERLINK(&quot;https://academyhacker.com/courses/enrolled/200064&quot;)" office:value-type="string" office:string-value="https://academyhacker.com/courses/enrolled/200064">
            <text:p>https://academyhacker.com/courses/enrolled/200064</text:p>
          </table:table-cell>
          <table:table-cell table:number-columns-repeated="5"/>
        </table:table-row>
        <table:table-row table:style-name="ro1">
          <table:table-cell office:value-type="string">
            <text:p>Business model canvas</text:p>
          </table:table-cell>
          <table:table-cell table:formula="of:=HYPERLINK(&quot;https://academyhacker.com/courses/enrolled/200065&quot;)" office:value-type="string" office:string-value="https://academyhacker.com/courses/enrolled/200065">
            <text:p>https://academyhacker.com/courses/enrolled/200065</text:p>
          </table:table-cell>
          <table:table-cell table:number-columns-repeated="5"/>
        </table:table-row>
        <table:table-row table:style-name="ro1">
          <table:table-cell office:value-type="string">
            <text:p>Time management: tips, strategies &amp; skills to manage time</text:p>
          </table:table-cell>
          <table:table-cell table:formula="of:=HYPERLINK(&quot;https://academyhacker.com/courses/enrolled/200066&quot;)" office:value-type="string" office:string-value="https://academyhacker.com/courses/enrolled/200066">
            <text:p>https://academyhacker.com/courses/enrolled/200066</text:p>
          </table:table-cell>
          <table:table-cell table:number-columns-repeated="5"/>
        </table:table-row>
        <table:table-row table:style-name="ro1">
          <table:table-cell office:value-type="string">
            <text:p>SEO Strategies - Beginner to advanced tactics</text:p>
          </table:table-cell>
          <table:table-cell table:formula="of:=HYPERLINK(&quot;https://academyhacker.com/courses/enrolled/200067&quot;)" office:value-type="string" office:string-value="https://academyhacker.com/courses/enrolled/200067">
            <text:p>https://academyhacker.com/courses/enrolled/200067</text:p>
          </table:table-cell>
          <table:table-cell table:number-columns-repeated="5"/>
        </table:table-row>
        <table:table-row table:style-name="ro3">
          <table:table-cell office:value-type="string">
            <text:p>Reddit marketing: get traffic and sell products</text:p>
          </table:table-cell>
          <table:table-cell table:formula="of:=HYPERLINK(&quot;https://academyhacker.com/courses/enrolled/200068&quot;)" office:value-type="string" office:string-value="https://academyhacker.com/courses/enrolled/200068">
            <text:p>https://academyhacker.com/courses/enrolled/200068</text:p>
          </table:table-cell>
          <table:table-cell table:number-columns-repeated="5"/>
        </table:table-row>
        <table:table-row table:style-name="ro3">
          <table:table-cell office:value-type="string">
            <text:p>Mobile app marketing (ASO), advertising &amp; monetization</text:p>
          </table:table-cell>
          <table:table-cell table:formula="of:=HYPERLINK(&quot;https://academyhacker.com/courses/enrolled/200069&quot;)" office:value-type="string" office:string-value="https://academyhacker.com/courses/enrolled/200069">
            <text:p>https://academyhacker.com/courses/enrolled/200069</text:p>
          </table:table-cell>
          <table:table-cell table:number-columns-repeated="5"/>
        </table:table-row>
        <table:table-row table:style-name="ro1">
          <table:table-cell office:value-type="string">
            <text:p>Marketing strategy to reach 1,000,000! SEO &amp; social media</text:p>
          </table:table-cell>
          <table:table-cell table:formula="of:=HYPERLINK(&quot;https://academyhacker.com/courses/enrolled/200070&quot;)" office:value-type="string" office:string-value="https://academyhacker.com/courses/enrolled/200070">
            <text:p>https://academyhacker.com/courses/enrolled/200070</text:p>
          </table:table-cell>
          <table:table-cell table:number-columns-repeated="5"/>
        </table:table-row>
        <table:table-row table:style-name="ro3">
          <table:table-cell office:value-type="string">
            <text:p>Introduction to Facebook Ads with Video and Retargeting</text:p>
          </table:table-cell>
          <table:table-cell table:formula="of:=HYPERLINK(&quot;https://academyhacker.com/courses/enrolled/200071&quot;)" office:value-type="string" office:string-value="https://academyhacker.com/courses/enrolled/200071">
            <text:p>https://academyhacker.com/courses/enrolled/200071</text:p>
          </table:table-cell>
          <table:table-cell table:number-columns-repeated="5"/>
        </table:table-row>
        <table:table-row table:style-name="ro1">
          <table:table-cell office:value-type="string">
            <text:p>How to write a business plan today! Innovative way to plan</text:p>
          </table:table-cell>
          <table:table-cell table:formula="of:=HYPERLINK(&quot;https://academyhacker.com/courses/enrolled/200072&quot;)" office:value-type="string" office:string-value="https://academyhacker.com/courses/enrolled/200072">
            <text:p>https://academyhacker.com/courses/enrolled/200072</text:p>
          </table:table-cell>
          <table:table-cell table:number-columns-repeated="5"/>
        </table:table-row>
        <table:table-row table:style-name="ro1">
          <table:table-cell office:value-type="string">
            <text:p>How To Start A Business: Business Ideas To Success</text:p>
          </table:table-cell>
          <table:table-cell table:formula="of:=HYPERLINK(&quot;https://academyhacker.com/courses/enrolled/200073&quot;)" office:value-type="string" office:string-value="https://academyhacker.com/courses/enrolled/200073">
            <text:p>https://academyhacker.com/courses/enrolled/200073</text:p>
          </table:table-cell>
          <table:table-cell table:number-columns-repeated="5"/>
        </table:table-row>
        <table:table-row table:style-name="ro3">
          <table:table-cell office:value-type="string">
            <text:p>How to build an Etsy ecommerce home business in record time</text:p>
          </table:table-cell>
          <table:table-cell table:formula="of:=HYPERLINK(&quot;https://academyhacker.com/courses/enrolled/200074&quot;)" office:value-type="string" office:string-value="https://academyhacker.com/courses/enrolled/200074">
            <text:p>https://academyhacker.com/courses/enrolled/200074</text:p>
          </table:table-cell>
          <table:table-cell table:number-columns-repeated="5"/>
        </table:table-row>
        <table:table-row table:style-name="ro1">
          <table:table-cell office:value-type="string">
            <text:p>How to become an Amazon or Kindle bestselling author</text:p>
          </table:table-cell>
          <table:table-cell table:formula="of:=HYPERLINK(&quot;https://academyhacker.com/courses/enrolled/200075&quot;)" office:value-type="string" office:string-value="https://academyhacker.com/courses/enrolled/200075">
            <text:p>https://academyhacker.com/courses/enrolled/200075</text:p>
          </table:table-cell>
          <table:table-cell table:number-columns-repeated="5"/>
        </table:table-row>
        <table:table-row table:style-name="ro1">
          <table:table-cell office:value-type="string">
            <text:p>High conversion YouTube advertising: YouTube ads with video</text:p>
          </table:table-cell>
          <table:table-cell table:formula="of:=HYPERLINK(&quot;https://academyhacker.com/courses/enrolled/200076&quot;)" office:value-type="string" office:string-value="https://academyhacker.com/courses/enrolled/200076">
            <text:p>https://academyhacker.com/courses/enrolled/200076</text:p>
          </table:table-cell>
          <table:table-cell table:number-columns-repeated="5"/>
        </table:table-row>
        <table:table-row table:style-name="ro1">
          <table:table-cell office:value-type="string">
            <text:p>Fundraising Ideas: 10+ Unique Strategies To Raise Capital</text:p>
          </table:table-cell>
          <table:table-cell table:formula="of:=HYPERLINK(&quot;https://academyhacker.com/courses/enrolled/200077&quot;)" office:value-type="string" office:string-value="https://academyhacker.com/courses/enrolled/200077">
            <text:p>https://academyhacker.com/courses/enrolled/200077</text:p>
          </table:table-cell>
          <table:table-cell table:number-columns-repeated="5"/>
        </table:table-row>
        <table:table-row table:style-name="ro1">
          <table:table-cell office:value-type="string">
            <text:p>Easier way to write a marketing plan (template &amp; example)</text:p>
          </table:table-cell>
          <table:table-cell table:formula="of:=HYPERLINK(&quot;https://academyhacker.com/courses/enrolled/200078&quot;)" office:value-type="string" office:string-value="https://academyhacker.com/courses/enrolled/200078">
            <text:p>https://academyhacker.com/courses/enrolled/200078</text:p>
          </table:table-cell>
          <table:table-cell table:number-columns-repeated="5"/>
        </table:table-row>
      </table:table>
      <table:table table:name="TV" table:style-name="ta1" table:print="false">
        <table:table-column table:style-name="co7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20" table:default-cell-style-name="ce4"/>
        <table:table-row table:style-name="ro1">
          <table:table-cell table:style-name="ce1" office:value-type="string">
            <text:p>Titl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ignificance</text:p>
          </table:table-cell>
          <table:table-cell table:style-name="ce1" office:value-type="string">
            <text:p>Location</text:p>
          </table:table-cell>
          <table:table-cell table:style-name="Default" table:number-columns-repeated="1020"/>
        </table:table-row>
        <table:table-row table:style-name="ro2">
          <table:table-cell table:style-name="ce2" office:value-type="string" table:number-columns-spanned="4" table:number-rows-spanned="1">
            <text:p>Favorites</text:p>
          </table:table-cell>
          <table:covered-table-cell table:number-columns-repeated="3" table:style-name="Default"/>
          <table:table-cell table:style-name="Default" table:number-columns-repeated="1020"/>
        </table:table-row>
        <table:table-row table:style-name="ro1">
          <table:table-cell office:value-type="string">
            <text:p>Batman: The Animated Series</text:p>
          </table:table-cell>
          <table:table-cell table:number-columns-repeated="1023"/>
        </table:table-row>
        <table:table-row table:style-name="ro1">
          <table:table-cell office:value-type="string">
            <text:p>Firefly</text:p>
          </table:table-cell>
          <table:table-cell table:number-columns-repeated="1023"/>
        </table:table-row>
        <table:table-row table:style-name="ro1">
          <table:table-cell office:value-type="string">
            <text:p>The Walking Dead</text:p>
          </table:table-cell>
          <table:table-cell table:number-columns-repeated="1023"/>
        </table:table-row>
        <table:table-row table:style-name="ro1">
          <table:table-cell office:value-type="string">
            <text:p>Breaking Bad</text:p>
          </table:table-cell>
          <table:table-cell table:number-columns-repeated="1023"/>
        </table:table-row>
        <table:table-row table:style-name="ro1">
          <table:table-cell office:value-type="string">
            <text:p>Gotham</text:p>
          </table:table-cell>
          <table:table-cell table:number-columns-repeated="1023"/>
        </table:table-row>
        <table:table-row table:style-name="ro1">
          <table:table-cell office:value-type="string">
            <text:p>Dr Who</text:p>
          </table:table-cell>
          <table:table-cell table:number-columns-repeated="1023"/>
        </table:table-row>
        <table:table-row table:style-name="ro1">
          <table:table-cell office:value-type="string">
            <text:p>Daredevil</text:p>
          </table:table-cell>
          <table:table-cell table:number-columns-repeated="1023"/>
        </table:table-row>
        <table:table-row table:style-name="ro1">
          <table:table-cell office:value-type="string">
            <text:p>Jessica Jones</text:p>
          </table:table-cell>
          <table:table-cell table:number-columns-repeated="1023"/>
        </table:table-row>
        <table:table-row table:style-name="ro1">
          <table:table-cell office:value-type="string">
            <text:p>Luke Cage</text:p>
          </table:table-cell>
          <table:table-cell table:number-columns-repeated="1023"/>
        </table:table-row>
        <table:table-row table:style-name="ro2">
          <table:table-cell table:style-name="ce2" office:value-type="string" table:number-columns-spanned="4" table:number-rows-spanned="1">
            <text:p>Queue</text:p>
          </table:table-cell>
          <table:covered-table-cell table:number-columns-repeated="3" table:style-name="Default"/>
          <table:table-cell table:style-name="Default" table:number-columns-repeated="1020"/>
        </table:table-row>
        <table:table-row table:style-name="ro1">
          <table:table-cell table:style-name="Default" office:value-type="string">
            <text:p>Buffy The Vampire Slayer</text:p>
          </table:table-cell>
          <table:table-cell table:style-name="Default" table:number-columns-repeated="1023"/>
        </table:table-row>
        <table:table-row table:style-name="ro3">
          <table:table-cell table:style-name="Default" office:value-type="string">
            <text:p>Battlestar Galactica</text:p>
          </table:table-cell>
          <table:table-cell table:style-name="Default"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12/16/2017</text:date>, <text:time>23:0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Castillo</meta:initial-creator>
    <meta:creation-date>2017-03-02T20:46:11.68</meta:creation-date>
    <meta:generator>OpenOffice/4.1.4$Win32 OpenOffice.org_project/414m5$Build-9788</meta:generator>
    <dc:date>2017-12-16T23:01:31.05</dc:date>
    <dc:creator>Jeremy Castillo</dc:creator>
    <meta:editing-duration>PT2H48M52S</meta:editing-duration>
    <meta:editing-cycles>32</meta:editing-cycles>
    <meta:document-statistic meta:table-count="2" meta:cell-count="288" meta:object-count="0"/>
  </office:meta>
</office:document-meta>
</file>